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96ef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116df3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officeooo:rsid="0030647a" officeooo:paragraph-rsid="0030647a" style:font-size-asian="12pt" style:font-size-complex="12pt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3a40d5" style:font-size-asian="12pt" style:font-size-complex="12pt"/>
    </style:style>
    <style:style style:name="P13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8f253" style:font-size-asian="12pt" style:font-weight-asian="bold" style:font-size-complex="12pt" style:font-weight-complex="bold"/>
    </style:style>
    <style:style style:name="P18" style:family="paragraph" style:parent-style-name="Standard" style:list-style-name="L7">
      <style:text-properties style:text-line-through-style="none" style:text-line-through-type="none" officeooo:paragraph-rsid="00250091"/>
    </style:style>
    <style:style style:name="P19" style:family="paragraph" style:parent-style-name="Standard" style:list-style-name="L8">
      <style:text-properties style:text-line-through-style="none" style:text-line-through-type="none" officeooo:paragraph-rsid="00250091"/>
    </style:style>
    <style:style style:name="P20" style:family="paragraph" style:parent-style-name="Standard" style:list-style-name="L9">
      <style:text-properties style:text-line-through-style="none" style:text-line-through-type="none" officeooo:paragraph-rsid="00116df3"/>
    </style:style>
    <style:style style:name="P21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2" style:family="paragraph" style:parent-style-name="Standard" style:list-style-name="L10">
      <style:text-properties officeooo:paragraph-rsid="003a40d5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50091" style:font-size-asian="12pt" style:font-size-complex="12pt"/>
    </style:style>
    <style:style style:name="T10" style:family="text">
      <style:text-properties style:font-name="DejaVu Sans Condensed" fo:font-size="12pt" officeooo:rsid="00221931" style:font-size-asian="12pt" style:font-size-complex="12pt"/>
    </style:style>
    <style:style style:name="T11" style:family="text">
      <style:text-properties style:font-name="DejaVu Sans Condensed" fo:font-size="12pt" officeooo:rsid="002b1e61" style:font-size-asian="12pt" style:font-size-complex="12pt"/>
    </style:style>
    <style:style style:name="T12" style:family="text">
      <style:text-properties style:font-name="DejaVu Sans Condensed" fo:font-size="12pt" officeooo:rsid="0030647a" style:font-size-asian="12pt" style:font-size-complex="12pt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5" style:family="text">
      <style:text-properties officeooo:rsid="002475c8"/>
    </style:style>
    <style:style style:name="T16" style:family="text">
      <style:text-properties officeooo:rsid="0028f253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71ef0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58301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91c38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2b1e61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30647a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3a40d5" style:font-size-asian="12pt" style:font-size-complex="12pt"/>
    </style:style>
    <style:style style:name="T27" style:family="text">
      <style:text-properties officeooo:rsid="0030647a"/>
    </style:style>
    <style:style style:name="T28" style:family="text">
      <style:text-properties officeooo:rsid="0031f1b9"/>
    </style:style>
    <style:style style:name="T29" style:family="text">
      <style:text-properties officeooo:rsid="003a40d5"/>
    </style:style>
    <style:style style:name="T30" style:family="text">
      <style:text-properties officeooo:rsid="003ab00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7"><text:span text:style-name="T18">1</text:span><text:span text:style-name="T22">0</text:span><text:span text:style-name="T18">3</text:span><text:span text:style-name="T19"> - </text:span><text:span text:style-name="T20">Controls - </text:span><text:span text:style-name="T17">Throttle </text:span><text:span text:style-name="T2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3"/>
      <text:p text:style-name="P2">Mode selector</text:p>
      <text:list xml:id="list2810510750" text:style-name="L1">
        <text:list-item>
          <text:p text:style-name="P8">Turn: --</text:p>
        </text:list-item>
      </text:list>
      <text:p text:style-name="P1">Flaps lever</text:p>
      <text:list xml:id="list4072844267" text:style-name="L2">
        <text:list-item>
          <text:p text:style-name="P9"><text:span text:style-name="T1">Axis</text:span><text:span text:style-name="T2">: </text:span><text:span text:style-name="T30">Engine RPM</text:span></text:p>
        </text:list-item>
      </text:list>
      <text:p text:style-name="P1">T1 switch</text:p>
      <text:list xml:id="list351656588" text:style-name="L3">
        <text:list-item>
          <text:p text:style-name="P10">F: --</text:p>
        </text:list-item>
      </text:list>
      <text:p text:style-name="P1">T2 switch</text:p>
      <text:list xml:id="list190324628" text:style-name="L4">
        <text:list-item>
          <text:p text:style-name="P11">F: <text:span text:style-name="T27">Drop center fuel tank</text:span></text:p>
        </text:list-item>
      </text:list>
      <text:p text:style-name="P1">T3 switch</text:p>
      <text:list xml:id="list4207939099" text:style-name="L5">
        <text:list-item>
          <text:p text:style-name="P13">F: --</text:p>
        </text:list-item>
      </text:list>
      <text:p text:style-name="P1">T4 switch</text:p>
      <text:list xml:id="list3558273252" text:style-name="L6">
        <text:list-item>
          <text:p text:style-name="P14">F: --</text:p>
        </text:list-item>
      </text:list>
      <text:p text:style-name="P17">Lighted Buttons</text:p>
      <text:list xml:id="list302556560" text:style-name="L7">
        <text:list-item>
          <text:p text:style-name="P18"><text:span text:style-name="T6">B1</text:span><text:span text:style-name="T7">: </text:span><text:span text:style-name="T12">--<text:tab/><text:tab/><text:tab/></text:span><text:span text:style-name="T7"><text:tab/></text:span><text:span text:style-name="T6">B2: </text:span><text:span text:style-name="T11">--<text:tab/><text:tab/><text:tab/></text:span><text:span text:style-name="T8"><text:tab/></text:span><text:span text:style-name="T6"><text:tab/>B3: </text:span><text:span text:style-name="T9">--</text:span></text:p>
        </text:list-item>
      </text:list>
      <text:list xml:id="list718590174" text:style-name="L8">
        <text:list-item>
          <text:p text:style-name="P19"><text:span text:style-name="T6">B4: </text:span><text:span text:style-name="T12">--<text:tab/><text:tab/><text:tab/></text:span><text:span text:style-name="T11"><text:tab/></text:span><text:span text:style-name="T6">B5: --<text:tab/><text:tab/><text:tab/></text:span><text:span text:style-name="T11"><text:tab/></text:span><text:span text:style-name="T6"><text:tab/>B6: </text:span><text:span text:style-name="T9">--</text:span></text:p>
        </text:list-item>
      </text:list>
      <text:p text:style-name="P6"><text:span text:style-name="T13">T5 switch -- </text:span><text:span text:style-name="T14">Landing </text:span><text:span text:style-name="T13">Gear</text:span></text:p>
      <text:list xml:id="list2865888620" text:style-name="L9">
        <text:list-item>
          <text:p text:style-name="P20"><text:span text:style-name="T7">U/D: </text:span><text:span text:style-name="T10">Landing </text:span><text:span text:style-name="T7">Gear up/down</text:span></text:p>
        </text:list-item>
      </text:list>
      <text:p text:style-name="P1">T6 switch -- Flaps</text:p>
      <text:list xml:id="list1282271984" text:style-name="L10">
        <text:list-item>
          <text:p text:style-name="P22"><text:span text:style-name="T23">U</text:span><text:span text:style-name="T26">: Flaps up one notch</text:span></text:p>
        </text:list-item>
        <text:list-item>
          <text:p text:style-name="P22"><text:span text:style-name="T23">D: </text:span><text:span text:style-name="T24">Flaps </text:span><text:span text:style-name="T25">down</text:span><text:span text:style-name="T26"> one notch</text:span></text:p>
        </text:list-item>
      </text:list>
      <text:p text:style-name="P1">T7 switch -- Canopy</text:p>
      <text:list xml:id="list2737322071" text:style-name="L11">
        <text:list-item>
          <text:p text:style-name="P12">U<text:span text:style-name="T29">: Canopy open</text:span></text:p>
        </text:list-item>
        <text:list-item>
          <text:p text:style-name="P12"><text:span text:style-name="T28">D</text:span>: Canopy <text:span text:style-name="T15">close</text:span></text:p>
        </text:list-item>
      </text:list>
      <text:p text:style-name="P1">E1 dial -- <text:span text:style-name="T1">Kneeboard</text:span></text:p>
      <text:list xml:id="list1770584451" text:style-name="L12">
        <text:list-item>
          <text:p text:style-name="P15">P: Kneeboard toggle</text:p>
        </text:list-item>
        <text:list-item>
          <text:p text:style-name="P21"><text:span text:style-name="T5">L/R</text:span><text:span text:style-name="T6">: Flip pages</text:span></text:p>
        </text:list-item>
      </text:list>
      <text:p text:style-name="P1">E2 dial -- <text:span text:style-name="T16">no </text:span><text:span text:style-name="T1">NVGs</text:span></text:p>
      <text:list xml:id="list2475851261" text:style-name="L13">
        <text:list-item>
          <text:p text:style-name="P16">P: --</text:p>
        </text:list-item>
        <text:list-item>
          <text:p text:style-name="P16"><text:span text:style-name="T4">L/R</text:span>: --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8T21:44:45.773000000</dc:date>
    <meta:editing-duration>PT3H23M9S</meta:editing-duration>
    <meta:editing-cycles>38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2" meta:word-count="126" meta:character-count="570" meta:non-whitespace-character-count="477"/>
  </office:meta>
</office:document-meta>
</file>